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Caladea" svg:font-family="Caladea" style:font-family-generic="roman" style:font-pitch="variable"/>
    <style:font-face style:name="Ink Free" svg:font-family="'Ink Free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style:font-name="Caladea" fo:font-size="10.5pt" officeooo:rsid="000bc5d2" officeooo:paragraph-rsid="000bc5d2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style:font-name="Caladea" fo:font-size="10.5pt" officeooo:rsid="0011768e" officeooo:paragraph-rsid="0011768e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Caladea" fo:font-size="10.5pt" officeooo:rsid="0012038c" officeooo:paragraph-rsid="0012038c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Caladea" fo:font-size="10.5pt" officeooo:rsid="001544d5" officeooo:paragraph-rsid="001544d5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e43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========== USING COVID-19 DATA , CREATING VISUALS USING TABLEAU ========= </text:p>
      <text:p text:style-name="P1"/>
      <text:p text:style-name="P1"/>
      <text:p text:style-name="P2">In this project we create visualization using tableau, the data we got from previous project I made. So as I was using tableau public , I could not connect it any live data source, so I used excel file.</text:p>
      <text:p text:style-name="P2">I ran the quer<text:span text:style-name="T2">ies</text:span> in MYSQL, the o/p I got , transferred on to excel sheet. And used that excel sheet in tableau as a data source. <text:span text:style-name="T2">Created different files for each query. If there is null values in any column, we need to replace them to zero, tableau may assign different data type.</text:span></text:p>
      <text:p text:style-name="P2"/>
      <text:p text:style-name="P3"><text:span text:style-name="T3">1-</text:span> the first visual was in a form of a table..about death percentage, total cases and total deaths.</text:p>
      <text:p text:style-name="P3"><text:span text:style-name="T3"/></text:p>
      <text:p text:style-name="P3"><text:span text:style-name="T3">2-</text:span> the second visual was a bar chart, sum of total death counts vs continents.</text:p>
      <text:p text:style-name="P4"><text:span text:style-name="T3"/></text:p>
      <text:p text:style-name="P4"><text:span text:style-name="T3">3-</text:span> third visual was a map. Generated the longitude and latitude of the location, thats how tableau will enable the map feature.</text:p>
      <text:p text:style-name="P4"><text:span text:style-name="T3"/></text:p>
      <text:p text:style-name="P4"><text:span text:style-name="T3">4- </text:span>fourth visual is with the time series, progration over time. Lookig at the percent of population infected over the time by location(different countries).</text:p>
      <text:p text:style-name="P4"/>
      <text:p text:style-name="P5"><text:span text:style-name="T3">5-</text:span> then in the last made a dashboard, put everything together. And published it on the tableau public.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Caladea" svg:font-family="Caladea" style:font-family-generic="roman" style:font-pitch="variable"/>
    <style:font-face style:name="Ink Free" svg:font-family="'Ink Free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5T18:54:00.027000000</dc:date>
    <meta:editing-duration>PT3H13M41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8" meta:word-count="201" meta:character-count="1122" meta:non-whitespace-character-count="928"/>
  </office:meta>
</office:document-meta>
</file>